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54f3f" officeooo:paragraph-rsid="00054f3f"/>
    </style:style>
    <style:style style:name="P2" style:family="paragraph" style:parent-style-name="Text_20_body">
      <style:text-properties officeooo:rsid="0006b980" officeooo:paragraph-rsid="0006b980"/>
    </style:style>
    <style:style style:name="P3" style:family="paragraph" style:parent-style-name="Text_20_body">
      <style:text-properties officeooo:rsid="00092146" officeooo:paragraph-rsid="0006b980"/>
    </style:style>
    <style:style style:name="P4" style:family="paragraph" style:parent-style-name="Text_20_body">
      <style:text-properties officeooo:rsid="00092146" officeooo:paragraph-rsid="00092146"/>
    </style:style>
    <style:style style:name="P5" style:family="paragraph" style:parent-style-name="Text_20_body">
      <style:text-properties officeooo:rsid="000a08a7" officeooo:paragraph-rsid="000a08a7"/>
    </style:style>
    <style:style style:name="P6" style:family="paragraph" style:parent-style-name="Text_20_body">
      <style:paragraph-properties fo:text-align="center" style:justify-single-word="false"/>
      <style:text-properties fo:font-style="italic" fo:font-weight="bold" officeooo:rsid="000a08a7" officeooo:paragraph-rsid="000a08a7" style:font-style-asian="italic" style:font-weight-asian="bold" style:font-style-complex="italic" style:font-weight-complex="bold"/>
    </style:style>
    <style:style style:name="P7" style:family="paragraph" style:parent-style-name="Subtitle">
      <style:paragraph-properties fo:break-before="page"/>
    </style:style>
    <style:style style:name="P8" style:family="paragraph" style:parent-style-name="Text_20_body">
      <style:text-properties officeooo:rsid="00054f3f" officeooo:paragraph-rsid="00054f3f"/>
    </style:style>
    <style:style style:name="P9" style:family="paragraph" style:parent-style-name="Text_20_body">
      <style:text-properties officeooo:paragraph-rsid="00054f3f"/>
    </style:style>
    <style:style style:name="P10" style:family="paragraph" style:parent-style-name="Text_20_body">
      <style:text-properties officeooo:rsid="0006b980" officeooo:paragraph-rsid="00054f3f"/>
    </style:style>
    <style:style style:name="P11" style:family="paragraph" style:parent-style-name="Text_20_body">
      <style:text-properties officeooo:rsid="000b51f3" officeooo:paragraph-rsid="000b51f3"/>
    </style:style>
    <style:style style:name="P12" style:family="paragraph" style:parent-style-name="Text_20_body">
      <style:text-properties officeooo:rsid="00092146" officeooo:paragraph-rsid="00092146"/>
    </style:style>
    <style:style style:name="P13" style:family="paragraph" style:parent-style-name="Text_20_body">
      <style:paragraph-properties style:writing-mode="lr-tb"/>
      <style:text-properties officeooo:rsid="00092146" officeooo:paragraph-rsid="00092146"/>
    </style:style>
    <style:style style:name="P14" style:family="paragraph" style:parent-style-name="Subtitle">
      <style:text-properties officeooo:rsid="00054f3f" officeooo:paragraph-rsid="00054f3f"/>
    </style:style>
    <style:style style:name="T1" style:family="text">
      <style:text-properties officeooo:rsid="000ae098"/>
    </style:style>
    <style:style style:name="T2" style:family="text">
      <style:text-properties officeooo:rsid="000b51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l<text:span text:style-name="T2">es</text:span></text:p>
      <text:p text:style-name="P14">Emanuel_Theme_Builder</text:p>
      <text:p text:style-name="P1"/>
      <text:p text:style-name="P9"><text:tab/>Treant.css</text:p>
      <text:p text:style-name="P9"><text:tab/>ajax_operations.php</text:p>
      <text:p text:style-name="P9"><text:tab/>choose_webpage.php</text:p>
      <text:p text:style-name="P9"><text:tab/>db.php</text:p>
      <text:p text:style-name="P9"><text:tab/>dialogesBoxes.js</text:p>
      <text:p text:style-name="P9"><text:tab/>functions.php</text:p>
      <text:p text:style-name="P9"><text:tab/>generate_body_element.php</text:p>
      <text:p text:style-name="P9"><text:tab/>generate_body_node.php</text:p>
      <text:p text:style-name="P9"><text:tab/>html.php</text:p>
      <text:p text:style-name="P9"><text:tab/>index.php</text:p>
      <text:p text:style-name="P9"><text:tab/>render.php</text:p>
      <text:p text:style-name="P9"><text:tab/>style.css</text:p>
      <text:p text:style-name="P9"><text:tab/>theme_builder.js</text:p>
      <text:p text:style-name="P9"/>
      <text:p text:style-name="P1">The library Treant is for drawing diagrams, it uses raphael.js for vector graphics (svg).</text:p>
      <text:p text:style-name="P1">Jquery is together with jquery-ui to have drag-and-drop.</text:p>
      <text:p text:style-name="P7">M<text:span text:style-name="T2">y files</text:span></text:p>
      <text:p text:style-name="P10">ajax_operations.php<text:tab/><text:tab/><text:tab/><text:tab/>executes sql calls for the page's ajax calls</text:p>
      <text:p text:style-name="P10">db.php<text:tab/><text:tab/><text:tab/><text:tab/><text:tab/><text:tab/><text:tab/>A class, here you set the database information.</text:p>
      <text:p text:style-name="P10">Html.php<text:tab/><text:tab/><text:tab/><text:tab/><text:tab/><text:tab/>A class for printing.</text:p>
      <text:p text:style-name="P10">Index.php<text:tab/><text:tab/><text:tab/><text:tab/><text:tab/><text:tab/>Home, for editing</text:p>
      <text:p text:style-name="P10">render.php<text:tab/><text:tab/><text:tab/><text:tab/><text:tab/><text:tab/>The page for drawing the page</text:p>
      <text:p text:style-name="P10">dialogBoxes.js<text:tab/><text:tab/><text:tab/><text:tab/><text:tab/>Some of the js code for dialog boxes is there.</text:p>
      <text:p text:style-name="P10">Style.css<text:tab/><text:tab/><text:tab/><text:tab/><text:tab/><text:tab/>&lt;100 rows</text:p>
      <text:p text:style-name="P10">theme_builder.js<text:tab/><text:tab/><text:tab/><text:tab/><text:tab/>Has ajax function</text:p>
      <text:p text:style-name="P11">choose_webpage.php<text:tab/><text:tab/><text:tab/><text:tab/>Not ready yet</text:p>
      <text:p text:style-name="P3"/>
      <text:p text:style-name="Heading"><text:span text:style-name="T2">Get started</text:span>:</text:p>
      <text:p text:style-name="P4">Create the database with MySql:</text:p>
      <text:p text:style-name="P4"><text:tab/>CREATE DATABASE emanoel_theme_builder;</text:p>
      <text:p text:style-name="Heading"><text:span text:style-name="T2">The tables</text:span>:</text:p>
      <text:p text:style-name="P4">CREATE TABLE html_element (id int(11) NOT NULL AUTO_INCREMENT,name varchar(50) DEFAULT NULL,is_empty_tag tinyint(4) DEFAULT 0,PRIMARY KEY (id),UNIQUE KEY `name` (name));</text:p>
      <text:p text:style-name="P4">CREATE TABLE nodes (id int(11) NOT NULL AUTO_INCREMENT,element_id int(11) DEFAULT NULL,parent_node_id int(11) DEFAULT NULL,inner_html varchar(200) DEFAULT NULL,PRIMARY KEY (id));</text:p>
      <text:p text:style-name="P13">CREATE TABLE `web_page` (`id` int(11) NOT NULL AUTO_INCREMENT,`name` varchar(50) DEFAULT NULL,PRIMARY KEY (`id`),UNIQUE KEY `name` (`name`))</text:p>
      <text:p text:style-name="Heading"><text:span text:style-name="T2">Grants</text:span>:</text:p>
      <text:p text:style-name="P5">GRANT ALL ON emanoel_theme_builder.* TO 'builder'@'localhost' IDENTIFIED BY '12345';</text:p>
      <text:p text:style-name="P5"/>
      <text:p text:style-name="P6">These names can be changed but then also correct the db.php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8:37:28.681056107</meta:creation-date>
    <dc:date>2020-03-04T14:47:40.511105766</dc:date>
    <meta:editing-duration>PT21M2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183" meta:character-count="1509" meta:non-whitespace-character-count="1309"/>
  </office:meta>
</office:document-meta>
</file>